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0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1.1244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2516in"/>
    </style:style>
    <style:style style:name="co10" style:family="table-column">
      <style:table-column-properties fo:break-before="auto" style:column-width="1.6244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1.2339in"/>
    </style:style>
    <style:style style:name="co13" style:family="table-column">
      <style:table-column-properties fo:break-before="auto" style:column-width="8.26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08in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Blood Sacrific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Hurt yourself to fill up some Vim; only with hostiles in sight</text:p>
          </table:table-cell>
          <table:table-cell table:style-name="ce18" table:number-columns-repeated="1016"/>
        </table:table-row>
        <table:table-row table:style-name="ro1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vim drain</text:p>
          </table:table-cell>
          <table:table-cell table:number-columns-repeated="1016"/>
        </table:table-row>
        <table:table-row table:style-name="ro1">
          <table:table-cell/>
          <table:table-cell table:style-name="ce9"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5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Temporary all damage % boos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eam of physical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hield of protective bones, one of them is destroyed by each attack but takes the full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Grab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Default" table:number-columns-repeated="3"/>
          <table:table-cell table:style-name="ce16" office:value-type="string">
            <text:p>garbs a target afar getting it in melee range and pinning it with a bone, doing X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/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urning Cur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7" office:value-type="string">
            <text:p>curses a target to take fire damage eahc time it uses a ressourc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Vulnerabi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reduces all resistances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Plague</text:p>
          </table:table-cell>
          <table:table-cell table:style-name="ce7" office:value-type="string">
            <text:p>Virulent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infects the target with a random disease (str/dex/con)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yst Burs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deals X blight damage per disease on the target, spreading the diseases around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Cataleps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Epidemic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Scourge</text:p>
          </table:table-cell>
          <table:table-cell table:style-name="ce7" office:value-type="string">
            <text:p>Rend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ttack with all weapons, making the target bleed for each attack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Ruin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adds blight damage to each weapon strike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melee strike that does acid damage, splashing on nearby target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1014"/>
        </table:table-row>
        <table:table-row table:style-name="ro1" table:number-rows-repeated="3">
          <table:table-cell table:style-name="ce4"/>
          <table:table-cell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7" table:number-columns-repeated="3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7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120">
            <text:p>1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08/27/2010</text:date>, <text:time>20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8-27T20:30:24</dc:date>
    <dc:language>fr-FR</dc:language>
    <meta:editing-cycles>145</meta:editing-cycles>
    <meta:editing-duration>PT113H35M12S</meta:editing-duration>
    <meta:document-statistic meta:table-count="4" meta:cell-count="269" meta:object-count="0"/>
    <meta:user-defined meta:name="Info 1"/>
    <meta:user-defined meta:name="Info 2"/>
    <meta:user-defined meta:name="Info 3"/>
    <meta:user-defined meta:name="Info 4"/>
  </office:meta>
</office:document-meta>
</file>